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5178048844586933836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19T15:39:31.55</dc:date>
    <meta:editing-duration>PT20M33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4" meta:word-count="23" meta:character-count="142"/>
  </office:meta>
</office:document-meta>
</file>